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Класс</text:p>
          </table:table-cell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Ввв</text:p>
          </table:table-cell>
          <table:table-cell office:value-type="string">
            <text:p>Вв</text:p>
          </table:table-cell>
          <table:table-cell office:value-type="string">
            <text:p>В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Ааа</text:p>
          </table:table-cell>
          <table:table-cell office:value-type="string">
            <text:p>Аа</text:p>
          </table:table-cell>
          <table:table-cell office:value-type="string">
            <text:p>А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Ппп</text:p>
          </table:table-cell>
          <table:table-cell office:value-type="string">
            <text:p>Пп</text:p>
          </table:table-cell>
          <table:table-cell office:value-type="string">
            <text:p>П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Ффф</text:p>
          </table:table-cell>
          <table:table-cell office:value-type="string">
            <text:p>Фф</text:p>
          </table:table-cell>
          <table:table-cell office:value-type="string">
            <text:p>Ф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Ууу</text:p>
          </table:table-cell>
          <table:table-cell office:value-type="string">
            <text:p>Уу</text:p>
          </table:table-cell>
          <table:table-cell office:value-type="string">
            <text:p>У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.05.2021</text:date>, <text:time>16:02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5:59:14.57</meta:creation-date>
    <dc:date>2021-05-13T16:02:27.69</dc:date>
    <meta:editing-duration>PT3M14S</meta:editing-duration>
    <meta:editing-cycles>1</meta:editing-cycles>
    <meta:document-statistic meta:table-count="3" meta:cell-count="24" meta:object-count="0"/>
    <meta:generator>OpenOffice/4.1.6$Win32 OpenOffice.org_project/416m1$Build-9790</meta:generator>
  </office:meta>
</office:document-meta>
</file>